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56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41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18cm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order-left="none" fo:border-right="none" fo:border-top="0.018cm solid #000000"/>
      <style:text-properties style:font-name="Arial" fo:font-size="9pt" style:font-size-asian="9pt" style:font-size-complex="9pt"/>
    </style:style>
    <style:style style:name="ce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table table:name="Accounts Receiv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HKMCI - Accounts Receivable</text:p>
          </table:table-cell>
          <table:table-cell table:style-name="ce5" table:number-columns-repeated="2"/>
          <table:table-cell table:style-name="ce5" office:value-type="string">
            <text:p><text:a xlink:href="relatorio://date_end">date_end</text:a></text:p>
          </table:table-cell>
          <table:table-cell table:style-name="ce5"/>
          <table:table-cell table:style-name="ce10" office:value-type="string">
            <text:p>Jan-11 ex-rate : MYR @2.53 <text:s/>SG @ 6.05 <text:s/>NT@0.2670</text:p>
          </table:table-cell>
          <table:table-cell table:style-name="ce5" table:number-columns-repeated="5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style-name="ce5" table:number-columns-repeated="4"/>
          <table:table-cell table:style-name="ce10"/>
          <table:table-cell table:style-name="ce5" table:number-columns-repeated="5"/>
        </table:table-row>
        <table:table-row table:style-name="ro1">
          <table:table-cell table:style-name="ce2" office:value-type="string">
            <text:p><text:a xlink:href="relatorio://if%20test='currency['in_invoices']'">if test='currency['in_invoices']'</text:a></text:p>
          </table:table-cell>
          <table:table-cell table:style-name="ce5" table:number-columns-repeated="4"/>
          <table:table-cell table:style-name="ce10"/>
          <table:table-cell table:style-name="ce5" table:number-columns-repeated="5"/>
        </table:table-row>
        <table:table-row table:style-name="ro1">
          <table:table-cell table:style-name="ce1"/>
          <table:table-cell table:style-name="ce5"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9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9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9" office:value-type="string" office:string-value="Remarks" table:number-columns-spanned="1" table:number-rows-spanned="2">
            <text:p>Remarks </text:p>
          </table:table-cell>
          <table:table-cell table:style-name="ce5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12"/>
          <table:covered-table-cell table:style-name="ce5"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</table:table-row>
        <table:table-row table:style-name="ro1">
          <table:table-cell table:style-name="ce2" office:value-type="string">
            <text:p><text:a xlink:href="relatorio://for%20each='invoice%20in%20currency['in_invoices']'">for each='invoice in currency['in_invoices']'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4" office:value-type="string">
            <text:p><text:a xlink:href="relatorio://invoice.amount_total">invoice.amount_total</text:a></text:p>
          </table:table-cell>
          <table:table-cell table:style-name="ce4" office:value-type="string">
            <text:p><text:a xlink:href="relatorio://(current(invoice.amount_total,invoice.date_due))['current']">['current']</text:a></text:p>
          </table:table-cell>
          <table:table-cell table:style-name="ce4" office:value-type="string">
            <text:p><text:a xlink:href="relatorio://(current(invoice.amount_total,invoice.date_due))['1_30']">['1-30']</text:a></text:p>
          </table:table-cell>
          <table:table-cell table:style-name="ce4" office:value-type="string">
            <text:p><text:a xlink:href="relatorio://(current(invoice.amount_total,invoice.date_due))['31_60']">['31-60']</text:a></text:p>
          </table:table-cell>
          <table:table-cell table:style-name="ce4" office:value-type="string">
            <text:p><text:a xlink:href="relatorio://(current(invoice.amount_total,invoice.date_due))['61_90']">['61-90']</text:a></text:p>
          </table:table-cell>
          <table:table-cell table:style-name="ce4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8" office:value-type="string">
            <text:p><text:a xlink:href="relatorio://currency.out_invoice_amount_total">amount_total</text:a></text:p>
          </table:table-cell>
          <table:table-cell table:style-name="ce8" office:value-type="string">
            <text:p><text:a xlink:href="relatorio://currency.in_invoice_current_total%20or%20'-'">current_total</text:a></text:p>
          </table:table-cell>
          <table:table-cell table:style-name="ce8" office:value-type="string">
            <text:p><text:a xlink:href="relatorio://currency.in_invoice_1_30_total%20or%20'-'">1-30_total</text:a></text:p>
          </table:table-cell>
          <table:table-cell table:style-name="ce8" office:value-type="string">
            <text:p><text:a xlink:href="relatorio://currency.in_invoice_31_60_total%20or%20'-'">31-60_total</text:a></text:p>
          </table:table-cell>
          <table:table-cell table:style-name="ce8" office:value-type="string">
            <text:p><text:a xlink:href="relatorio://currency.in_invoice_61_90_total%20or%20'-'">61-90_total</text:a></text:p>
          </table:table-cell>
          <table:table-cell table:style-name="ce8" office:value-type="string">
            <text:p><text:a xlink:href="relatorio://currency.in_invoice_90_total%20or%20'-'">&gt;90_total</text:a>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</table:table-row>
        <table:table-row table:style-name="ro1">
          <table:table-cell table:style-name="ce5"/>
          <table:table-cell table:style-name="ce4"/>
          <table:table-cell table:style-name="ce6" office:value-type="string">
            <text:p>Sub-Total in HKD</text:p>
          </table:table-cell>
          <table:table-cell table:style-name="ce8" office:value-type="string">
            <text:p><text:a xlink:href="relatorio://main_currency(currency.currency_name,'HKD',currency.in_invoice_amount_total)%20or%20''">HKD amount_total</text:a></text:p>
          </table:table-cell>
          <table:table-cell table:style-name="ce8" office:value-type="string">
            <text:p><text:a xlink:href="relatorio://main_currency(currency.currency_name,'HKD',currency.in_invoice_current_total)%20or%20'-'">HKD current_total</text:a></text:p>
          </table:table-cell>
          <table:table-cell table:style-name="ce8" office:value-type="string">
            <text:p><text:a xlink:href="relatorio://main_currency(currency.currency_name,'HKD',currency.in_invoice_1_30_total)%20or%20'-'">HKD 1_30_total</text:a></text:p>
          </table:table-cell>
          <table:table-cell table:style-name="ce8" office:value-type="string">
            <text:p><text:a xlink:href="relatorio://main_currency(currency.currency_name,'HKD',currency.in_invoice_31_60_total)%20or%20'-'">HKD 31_60_total</text:a></text:p>
          </table:table-cell>
          <table:table-cell table:style-name="ce8" office:value-type="string">
            <text:p><text:a xlink:href="relatorio://main_currency(currency.currency_name,'HKD',currency.in_invoice_61_90_total)%20or%20'-'">HKD 61_90_total</text:a></text:p>
          </table:table-cell>
          <table:table-cell table:style-name="ce8" office:value-type="string">
            <text:p><text:a xlink:href="relatorio://main_currency(currency.currency_name,'HKD',currency.in_invoice_90_total)%20or%20'-'">HKD 90_total</text:a>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</table:table-row>
        <table:table-row table:style-name="ro1">
          <table:table-cell table:style-name="ce5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5" table:number-columns-repeated="10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counts Payable" table:style-name="ta1" table:print="false">
        <table:table-column table:style-name="co1" table:default-cell-style-name="ce5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ce5"/>
        <table:table-row table:style-name="ro1">
          <table:table-cell table:style-name="ce1" office:value-type="string">
            <text:p>HKMCI - Accounts Payable</text:p>
          </table:table-cell>
          <table:table-cell table:number-columns-repeated="2"/>
          <table:table-cell office:value-type="string">
            <text:p><text:a xlink:href="relatorio://date_end">date_end</text:a></text:p>
          </table:table-cell>
          <table:table-cell/>
          <table:table-cell table:style-name="ce10" office:value-type="string">
            <text:p>Jan-11 ex-rate : MYR @2.53 <text:s/>SG @ 6.05 <text:s/>NT@0.267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1">
          <table:table-cell table:style-name="ce2" office:value-type="string">
            <text:p><text:a xlink:href="relatorio://if%20test='currency['out_invoices']'">if test='currency['out_invoices']'</text:a>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9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9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9" office:value-type="string" office:string-value="Remarks" table:number-columns-spanned="1" table:number-rows-spanned="2">
            <text:p>Remarks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12"/>
          <table:covered-table-cell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a xlink:href="relatorio://for%20each='invoice%20in%20currency['out_invoices']'">for each='invoice in currency['out_invoices']'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17" office:value-type="string">
            <text:p><text:a xlink:href="relatorio://invoice.amount_total">invoice.amount_total</text:a></text:p>
          </table:table-cell>
          <table:table-cell table:style-name="ce17" office:value-type="string">
            <text:p><text:a xlink:href="relatorio://(current(invoice.amount_total,invoice.date_due))['current']">['current']</text:a></text:p>
          </table:table-cell>
          <table:table-cell table:style-name="ce17" office:value-type="string">
            <text:p><text:a xlink:href="relatorio://(current(invoice.amount_total,invoice.date_due))['1_30']">['1-30']</text:a></text:p>
          </table:table-cell>
          <table:table-cell table:style-name="ce17" office:value-type="string">
            <text:p><text:a xlink:href="relatorio://(current(invoice.amount_total,invoice.date_due))['31_60']">['31-60']</text:a></text:p>
          </table:table-cell>
          <table:table-cell table:style-name="ce17" office:value-type="string">
            <text:p><text:a xlink:href="relatorio://(current(invoice.amount_total,invoice.date_due))['61_90']">['61-90']</text:a></text:p>
          </table:table-cell>
          <table:table-cell table:style-name="ce17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18" office:value-type="string">
            <text:p><text:a xlink:href="relatorio://currency.out_invoice_amount_total">amount_total</text:a></text:p>
          </table:table-cell>
          <table:table-cell table:style-name="ce18" office:value-type="string">
            <text:p><text:a xlink:href="relatorio://currency.out_invoice_current_total%20or%20'-'">current_total</text:a></text:p>
          </table:table-cell>
          <table:table-cell table:style-name="ce18" office:value-type="string">
            <text:p><text:a xlink:href="relatorio://currency.out_invoice_1_30_total%20or%20'-'">1-30_total</text:a></text:p>
          </table:table-cell>
          <table:table-cell table:style-name="ce18" office:value-type="string">
            <text:p><text:a xlink:href="relatorio://currency.out_invoice_31_60_total%20or%20'-'">31-60_total</text:a></text:p>
          </table:table-cell>
          <table:table-cell table:style-name="ce18" office:value-type="string">
            <text:p><text:a xlink:href="relatorio://currency.out_invoice_61_90_total%20or%20'-'">61-90_total</text:a></text:p>
          </table:table-cell>
          <table:table-cell table:style-name="ce18" office:value-type="string">
            <text:p><text:a xlink:href="relatorio://currency.out_invoice_90_total%20or%20'-'">&gt;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string">
            <text:p>Sub-Total in HKD</text:p>
          </table:table-cell>
          <table:table-cell table:style-name="ce8" office:value-type="string">
            <text:p><text:a xlink:href="relatorio://main_currency(currency.currency_name,'HKD',currency.out_invoice_amount_total)%20or%20''">HKD amount_total</text:a></text:p>
          </table:table-cell>
          <table:table-cell table:style-name="ce8" office:value-type="string">
            <text:p><text:a xlink:href="relatorio://main_currency(currency.currency_name,'HKD',currency.out_invoice_current_total)%20or%20'-'">HKD current_total</text:a></text:p>
          </table:table-cell>
          <table:table-cell table:style-name="ce8" office:value-type="string">
            <text:p><text:a xlink:href="relatorio://main_currency(currency.currency_name,'HKD',currency.out_invoice_1_30_total)%20or%20'-'">HKD 1_30_total</text:a></text:p>
          </table:table-cell>
          <table:table-cell table:style-name="ce8" office:value-type="string">
            <text:p><text:a xlink:href="relatorio://main_currency(currency.currency_name,'HKD',currency.out_invoice_31_60_total)%20or%20'-'">HKD 31_60_total</text:a></text:p>
          </table:table-cell>
          <table:table-cell table:style-name="ce8" office:value-type="string">
            <text:p><text:a xlink:href="relatorio://main_currency(currency.currency_name,'HKD',currency.out_invoice_61_90_total)%20or%20'-'">HKD 61_90_total</text:a></text:p>
          </table:table-cell>
          <table:table-cell table:style-name="ce8" office:value-type="string">
            <text:p><text:a xlink:href="relatorio://main_currency(currency.currency_name,'HKD',currency.out_invoice_90_total)%20or%20'-'">HKD 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>
            <text:p><text:a xlink:href="relatorio://if%20test=%22pre_orders%22">if test="pre_orders"</text:a></text:p>
          </table:table-cell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Pre-Order :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9" office:value-type="string">
            <text:p>Amount (HK$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3" office:value-type="string">
            <text:p>PO No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CKL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uppliers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<text:a xlink:href="relatorio://for%20each=%22pre_order%20in%20pre_orders%22">for each="pre_order in pre_orders"</text:a></text:p>
          </table:table-cell>
          <table:table-cell/>
          <table:table-cell table:style-name="Default"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<text:a xlink:href="relatorio://pre_order.purchase_order.partner_id.name">supplier</text:a></text:p>
          </table:table-cell>
          <table:table-cell table:style-name="ce4" office:value-type="string">
            <text:p><text:a xlink:href="relatorio://pre_order.product">product</text:a></text:p>
          </table:table-cell>
          <table:table-cell table:style-name="ce4" office:value-type="string">
            <text:p><text:a xlink:href="relatorio://pre_order.pre_order_customer_invoice.currency_id.name + str(pre_order.pre_order_customer_invoice.amount_total)">currenct amount_total</text:a></text:p>
          </table:table-cell>
          <table:table-cell table:style-name="ce17" office:value-type="string">
            <text:p><text:a xlink:href="relatorio://main_currency(pre_order.pre_order_customer_invoice.currency_id.name,'HKD',pre_order.pre_order_customer_invoice.amount_total)%20or%20''">HKD</text:a></text:p>
          </table:table-cell>
          <table:table-cell table:style-name="ce17" office:value-type="string">
            <text:p><text:a xlink:href="relatorio://pre_order.purchase_order.name or ''">PO NO</text:a></text:p>
          </table:table-cell>
          <table:table-cell table:style-name="ce17" office:value-type="string">
            <text:p><text:a xlink:href="relatorio://pre_order.pre_order_customer_invoice.partner_id.name or ''">customer</text:a></text:p>
          </table:table-cell>
          <table:table-cell table:style-name="ce17" office:value-type="string">
            <text:p><text:a xlink:href="relatorio://pre_order.pre_order_customer_invoice.name or ''">SO NO.</text:a></text:p>
          </table:table-cell>
          <table:table-cell table:number-columns-repeated="1017"/>
        </table:table-row>
        <table:table-row table:style-name="ro1">
          <table:table-cell table:style-name="ce16" office:value-type="string">
            <text:p><text:a xlink:href="relatorio:///for">/for</text:a>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04857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Excel_BuiltIn__FilterDatabase" table:base-cell-address="$'Accounts Receivable'.$A$1" table:cell-range-address="$'Accounts Payable'.$A$6:$'Accounts Payable'.$L$51"/>
        <table:named-range table:name="Excel_BuiltIn_Print_Area" table:base-cell-address="$'Accounts Receivable'.$A$1" table:cell-range-address="$'Accounts Payable'.$A$1:$'Accounts Payable'.$P$33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number:text>-￥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number:min-integer-digits="1" number:grouping="true"/>
    </number:number-style>
    <number:number-style style:name="N124">
      <style:text-properties fo:color="#ff0000"/>
      <number:text>-￥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number:text>-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number:min-integer-digits="1" number:grouping="true"/>
    </number:number-style>
    <number:number-style style:name="N127">
      <style:text-properties fo:color="#ff0000"/>
      <number:text>-￥</number:text>
      <number:number number: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￥</number:text>
      <number:number number:decimal-places="0" number:min-integer-digits="1" number:grouping="true"/>
      <number:text> </number:text>
    </number:number-style>
    <number:number-style style:name="N145P1" style:volatile="true">
      <number:text>-￥</number:text>
      <number:number number:decimal-places="0" number:min-integer-digits="1" number:grouping="true"/>
      <number:text> </number:text>
    </number:number-style>
    <number:number-style style:name="N145P2" style:volatile="true">
      <number:text> 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￥</number:text>
      <number:number number:decimal-places="2" number:min-integer-digits="1" number:grouping="true"/>
      <number:text> </number:text>
    </number:number-style>
    <number:number-style style:name="N151P1" style:volatile="true">
      <number:text>-￥</number:text>
      <number:number number:decimal-places="2" number:min-integer-digits="1" number:grouping="true"/>
      <number:text> </number:text>
    </number:number-style>
    <number:number-style style:name="N151P2" style:volatile="true">
      <number:text> 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HK$</number:text>
      <number:number number:decimal-places="0" number:min-integer-digits="1" number:grouping="true"/>
      <number:text> </number:text>
    </number:number-style>
    <number:number-style style:name="N167">
      <number:text>(HK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HK$</number:text>
      <number:number number:decimal-places="2" number:min-integer-digits="1" number:grouping="true"/>
      <number:text> </number:text>
    </number:number-style>
    <number:number-style style:name="N170">
      <number:text>(HK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number:text> HK$</number:text>
      <number:number number:decimal-places="0" number:min-integer-digits="1" number:grouping="true"/>
      <number:text> </number:text>
    </number:number-style>
    <number:number-style style:name="N175P1" style:volatile="true">
      <number:text> HK$(</number:text>
      <number:number number:decimal-places="0" number:min-integer-digits="1" number:grouping="true"/>
      <number:text>)</number:text>
    </number:number-style>
    <number:number-style style:name="N175P2" style:volatile="true">
      <number:text> HK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HK$</number:text>
      <number:number number:decimal-places="2" number:min-integer-digits="1" number:grouping="true"/>
      <number:text> </number:text>
    </number:number-style>
    <number:number-style style:name="N179P1" style:volatile="true">
      <number:text> HK$(</number:text>
      <number:number number:decimal-places="2" number:min-integer-digits="1" number:grouping="true"/>
      <number:text>)</number:text>
    </number:number-style>
    <number:number-style style:name="N179P2" style:volatile="true">
      <number:text> HK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number:text>-$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</number:number-style>
    <number:number-style style:name="N182">
      <style:text-properties fo:color="#ff0000"/>
      <number:text>-$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</number:number-style>
    <number:number-style style:name="N184">
      <number:text>-$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</number:number-style>
    <number:number-style style:name="N185">
      <style:text-properties fo:color="#ff0000"/>
      <number:text>-$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-$</number:text>
      <number:number number:decimal-places="0" number:min-integer-digits="1" number:grouping="true"/>
      <number:text> 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-$</number:text>
      <number:number number:decimal-places="2" number:min-integer-digits="1" number:grouping="true"/>
      <number:text> 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US$</number:text>
      <number:number number:decimal-places="0" number:min-integer-digits="1" number:grouping="true"/>
      <number:text> </number:text>
    </number:number-style>
    <number:number-style style:name="N191">
      <number:text>(US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US$</number:text>
      <number:number number:decimal-places="2" number:min-integer-digits="1" number:grouping="true"/>
      <number:text> </number:text>
    </number:number-style>
    <number:number-style style:name="N194">
      <number:text>(US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date-style style:name="N204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day number:style="long"/>
      <number:text>／</number:text>
      <number:month number:style="long"/>
      <number:text>／</number:text>
      <number:year/>
    </number:date-style>
    <number:text-style style:name="N207">
      <number:text-content/>
      <style:map style:condition="value()&gt;=0" style:apply-style-name="N207P0"/>
    </number:text-style>
    <number:date-style style:name="N209P0" style:volatile="true">
      <number:day/>
      <number:text>-</number:text>
      <number:month number:textual="true"/>
      <number:text>-</number:text>
      <number:year/>
    </number:date-style>
    <number:text-style style:name="N209">
      <number:text-content/>
      <style:map style:condition="value()&gt;=0" style:apply-style-name="N209P0"/>
    </number:text-style>
    <number:currency-style style:name="N211P0" style:volatile="true">
      <number:currency-symbol>MYR</number:currency-symbol>
      <number:text> </number:text>
      <number:number number:decimal-places="2" number:min-integer-digits="1" number:grouping="true"/>
      <number:text> </number:text>
    </number:currency-style>
    <number:currency-style style:name="N211">
      <style:text-properties fo:color="#ff0000"/>
      <number:text>(</number:text>
      <number:currency-symbol>MYR</number:currency-symbol>
      <number:text> </number:text>
      <number:number number:decimal-places="2" number:min-integer-digits="1" number:grouping="true"/>
      <number:text>)</number:text>
      <style:map style:condition="value()&gt;=0" style:apply-style-name="N211P0"/>
    </number:currency-style>
    <number:currency-style style:name="N213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13P0"/>
    </number:currency-style>
    <number:date-style style:name="N214">
      <number:month number:textual="true"/>
      <number:text>-</number:text>
      <number:year number:style="long"/>
    </number:date-style>
    <number:currency-style style:name="N215">
      <number:currency-symbol number:language="en" number:country="SG">$</number:currency-symbol>
      <number:number number:decimal-places="2" number:min-integer-digits="1" number:grouping="true"/>
    </number:currency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 (</number:text>
      <number:number number:decimal-places="3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2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2P1" style:volatile="true">
      <number:currency-symbol>SGD</number:currency-symbol>
      <number:text> (</number:text>
      <number:number number:decimal-places="2" number:min-integer-digits="1" number:grouping="true"/>
      <number:text>)</number:text>
    </number:currency-style>
    <number:currency-style style:name="N222P2" style:volatile="true">
      <number:currency-symbol>SGD</number:currency-symbol>
      <number:text> -</number:text>
      <number:number number:decimal-places="0" number:min-integer-digits="0"/>
      <number:text> </number:text>
    </number:currency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3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SGD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currency-style style:name="N224">
      <number:currency-symbol>€</number:currency-symbol>
      <number:text> </number:text>
      <number:number number:decimal-places="2" number:min-integer-digits="1" number:grouping="true"/>
    </number:currency-style>
    <number:currency-style style:name="N22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8P0" style:volatile="true">
      <number:number number:decimal-places="1" number:min-integer-digits="1" number:grouping="true"/>
      <number:text> </number:text>
    </number:number-style>
    <number:number-style style:name="N228P1" style:volatile="true">
      <number:text> (</number:text>
      <number:number number:decimal-places="1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number:number number:decimal-places="4" number:min-integer-digits="1" number:grouping="true"/>
      <number:text> </number:text>
    </number:number-style>
    <number:number-style style:name="N231P1" style:volatile="true">
      <number:text> (</number:text>
      <number:number number:decimal-places="4" number:min-integer-digits="1" number:grouping="true"/>
      <number:text>)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3P0" style:volatile="true">
      <number:currency-symbol>NTD</number:currency-symbol>
      <number:text> </number:text>
      <number:number number:decimal-places="2" number:min-integer-digits="1" number:grouping="true"/>
      <number:text> </number:text>
    </number:currency-style>
    <number:currency-style style:name="N233">
      <style:text-properties fo:color="#ff0000"/>
      <number:text>(</number:text>
      <number:currency-symbol>NTD</number:currency-symbol>
      <number:text> </number:text>
      <number:number number:decimal-places="2" number:min-integer-digits="1" number:grouping="true"/>
      <number:text>)</number:text>
      <style:map style:condition="value()&gt;=0" style:apply-style-name="N233P0"/>
    </number:currency-style>
    <number:currency-style style:name="N234">
      <number:currency-symbol number:language="zh" number:country="TW">NT$</number:currency-symbol>
      <number:text> </number:text>
      <number:number number:decimal-places="2" number:min-integer-digits="1" number:grouping="true"/>
    </number:currency-style>
    <number:date-style style:name="N236P0" style:volatile="true">
      <number:day/>
      <number:text>／</number:text>
      <number:month number:textual="true"/>
      <number:text>／</number:text>
      <number:year/>
    </number:date-style>
    <number:text-style style:name="N236">
      <number:text-content/>
      <style:map style:condition="value()&gt;=0" style:apply-style-name="N236P0"/>
    </number:text-style>
    <number:date-style style:name="N237">
      <number:day number:style="long"/>
      <number:text>／</number:text>
      <number:month number:style="long"/>
      <number:text>／</number:text>
      <number:year number:style="long"/>
    </number:date-style>
    <number:date-style style:name="N238">
      <number:month number:textual="true"/>
      <number:text>／</number:text>
      <number:year number:style="long"/>
    </number:dat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>
      <style:table-cell-properties style:rotation-align="none" style:vertical-align="middle"/>
      <style:text-properties style:font-name="新細明體" fo:font-size="12pt" fo:language="zxx" fo:country="none" style:font-name-asian="新細明體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omma_5f_Weekly_20_Cash_20_Report_20__28_HK_29_" style:display-name="Comma_Weekly Cash Report (HK)" style:family="table-cell" style:parent-style-name="Default" style:data-style-name="N120"/>
    <style:style style:name="Normal_5f_Weekly_20_Cash_20_Report_20__28_HK_29_" style:display-name="Normal_Weekly Cash Report (HK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writing-mode="lr-tb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writing-mode="lr-tb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6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2011／06／14</text:date>, <text:time>23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s_20_Receivable" style:display-name="PageStyle_Accounts Receivable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1" style:display-name="PageStyle_Accounts Receivable 1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2" style:display-name="PageStyle_Accounts Receivable 2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3" style:display-name="PageStyle_Accounts Receivable 3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4" style:display-name="PageStyle_Accounts Receivable 4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5" style:display-name="PageStyle_Accounts Receivable 5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6" style:display-name="PageStyle_Accounts Receivable 6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7" style:display-name="PageStyle_Accounts Receivable 7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8" style:display-name="PageStyle_Accounts Receivable 8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9" style:display-name="PageStyle_Accounts Receivable 9" style:page-layout-name="Mpm4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Payable" style:display-name="PageStyle_Accounts Payable" style:page-layout-name="Mpm5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Payable_20_1" style:display-name="PageStyle_Accounts Payable 1" style:page-layout-name="Mpm6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1H8M1S</meta:editing-duration>
    <meta:editing-cycles>216</meta:editing-cycles>
    <meta:generator>OpenOffice.org/3.3$Win32 OpenOffice.org_project/330m20$Build-9567</meta:generator>
    <dc:date>2011-06-14T23:17:22.90</dc:date>
    <dc:creator>joshua </dc:creator>
    <meta:printed-by>joshua </meta:printed-by>
    <meta:print-date>2011-06-14T18:01:02.98</meta:print-date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